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3b8" officeooo:paragraph-rsid="001433b8"/>
    </style:style>
    <style:style style:name="P2" style:family="paragraph" style:parent-style-name="Standard">
      <style:text-properties officeooo:rsid="001433b8" officeooo:paragraph-rsid="00155ff6"/>
    </style:style>
    <style:style style:name="P3" style:family="paragraph" style:parent-style-name="Standard">
      <style:text-properties officeooo:rsid="00155ff6" officeooo:paragraph-rsid="00155f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5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python, functions such as print and raw_input() were already defined within the standard library (referred to as <text:span text:style-name="T1">namespace std</text:span> in C++), so you didn't have to import anything to use them. However, in order to read and print input and output to and from the command line in C++, you have to import libraries. The way to do this is with #include.</text:p>
      <text:p text:style-name="P1"/>
      <text:p text:style-name="P1"><text:tab/>#include &lt;iomanip&gt;</text:p>
      <text:p text:style-name="P1"><text:tab/>#include &lt;iostream&gt;</text:p>
      <text:p text:style-name="P1"/>
      <text:p text:style-name="P1">Even handlers for strings have to be included in order to manipulate them in any way.</text:p>
      <text:p text:style-name="P1"/>
      <text:p text:style-name="P1"><text:tab/>#include &lt;string&gt;</text:p>
      <text:p text:style-name="P1"/>
      <text:p text:style-name="P1">As mentioned above, the reason that you'll be starting all of your programs in this class with...</text:p>
      <text:p text:style-name="P1"/>
      <text:p text:style-name="P1"><text:tab/>using namespace std;</text:p>
      <text:p text:style-name="P1"/>
      <text:p text:style-name="P1">...is because C++ doesn't automatically include much of anything. Importing libraries takes up a lot of memory, which slows down a program on large scales. This, however, doesn't mean that you can't use a function from a library without importing the entire thing.</text:p>
      <text:p text:style-name="P1"/>
      <text:p text:style-name="P1"><text:tab/><text:span text:style-name="T2">#include &lt;iostream&gt;</text:span></text:p>
      <text:p text:style-name="P1"><text:tab/>int main() {</text:p>
      <text:p text:style-name="P1"><text:tab/><text:tab/>int <text:span text:style-name="T2">x;<text:tab/><text:tab/><text:tab/><text:tab/>//I told you initializing without value could be useful!</text:span></text:p>
      <text:p text:style-name="P2"><text:tab/><text:tab/>std::<text:span text:style-name="T2">cin &gt;&gt; x;</text:span></text:p>
      <text:p text:style-name="P2"><text:span text:style-name="T2"><text:tab/><text:tab/>std::cout &lt;&lt; x &lt;&lt; std::endl;<text:tab/>//One tip for remembering which direction the arrows point <text:tab/><text:tab/><text:tab/><text:tab/><text:tab/><text:tab/>// <text:s text:c="3"/>is that cin is putting something IN your variable (so the <text:tab/><text:tab/><text:tab/><text:tab/><text:tab/><text:tab/>// <text:s text:c="3"/>arrows point to it), while cout is pulling it OUT (so the <text:tab/><text:tab/><text:tab/><text:tab/><text:tab/><text:tab/>// <text:s text:c="3"/>arrows point away from it).</text:span></text:p>
      <text:p text:style-name="P1"><text:tab/><text:tab/><text:span text:style-name="T2">return 0;<text:tab/><text:tab/><text:tab/>// Always remember to return 0 at the end!</text:span></text:p>
      <text:p text:style-name="P1"><text:tab/>}</text:p>
      <text:p text:style-name="P1"/>
      <text:p text:style-name="P3">Or,</text:p>
      <text:p text:style-name="P3"><text:tab/>#include &lt;iostream&gt;</text:p>
      <text:p text:style-name="P3"><text:tab/>using namespace std;</text:p>
      <text:p text:style-name="P3"><text:tab/>int main() {</text:p>
      <text:p text:style-name="P3"><text:tab/><text:tab/>int x;</text:p>
      <text:p text:style-name="P3"><text:tab/><text:tab/>cin &gt;&gt; x;</text:p>
      <text:p text:style-name="P3"><text:tab/><text:tab/>cout &lt;&lt; x &lt;&lt; endl;</text:p>
      <text:p text:style-name="P3"><text:tab/><text:tab/>return 0;</text:p>
      <text:p text:style-name="P3"><text:tab/>}</text:p>
      <text:p text:style-name="P3"/>
      <text:p text:style-name="P3">The difference is that you don't have to begin every call from that library with a reference to that library. Believe me when I say that it will eventually get really annoying if you have to write std:: before every cin, cout, and endl.</text:p>
      <text:p text:style-name="P3"/>
      <text:p text:style-name="P3">The python equivalent of the above would be...</text:p>
      <text:p text:style-name="P3"/>
      <text:p text:style-name="P3"><text:tab/>x = int(raw_input())</text:p>
      <text:p text:style-name="P3"><text:tab/>print 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00:05:35.986362448</meta:creation-date>
    <dc:date>2015-01-25T00:30:48.693380391</dc:date>
    <meta:editing-duration>PT10M2S</meta:editing-duration>
    <meta:editing-cycles>1</meta:editing-cycles>
    <meta:document-statistic meta:table-count="0" meta:image-count="0" meta:object-count="0" meta:page-count="1" meta:paragraph-count="28" meta:word-count="303" meta:character-count="1734" meta:non-whitespace-character-count="1398"/>
    <meta:generator>LibreOffice/4.2.7.2$Linux_X86_64 LibreOffice_project/420m0$Build-2</meta:generator>
  </office:meta>
</office:document-meta>
</file>